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82">
            <text:p>W-3782</text:p>
          </table:table-cell>
          <table:table-cell office:value-type="float" office:value="41.243">
            <text:p>41.243</text:p>
          </table:table-cell>
          <table:table-cell office:value-type="float" office:value="-70.927">
            <text:p>-70.927</text:p>
          </table:table-cell>
          <table:table-cell office:value-type="float" office:value="1340.0">
            <text:p>1340.0</text:p>
          </table:table-cell>
          <table:table-cell office:value-type="float" office:value="200.0">
            <text:p>20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2.168">
            <text:p>-32.168</text:p>
          </table:table-cell>
          <table:table-cell office:value-type="float" office:value="0.768049477572897">
            <text:p>0.768049477572897</text:p>
          </table:table-cell>
          <table:table-cell office:value-type="float" office:value="0.768049477572897">
            <text:p>0.768049477572897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9">
            <text:p>W-3769</text:p>
          </table:table-cell>
          <table:table-cell office:value-type="float" office:value="41.317">
            <text:p>41.317</text:p>
          </table:table-cell>
          <table:table-cell office:value-type="float" office:value="-70.992">
            <text:p>-70.992</text:p>
          </table:table-cell>
          <table:table-cell office:value-type="float" office:value="9710.0">
            <text:p>9710.0</text:p>
          </table:table-cell>
          <table:table-cell office:value-type="float" office:value="300.0">
            <text:p>30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5.78">
            <text:p>-35.78</text:p>
          </table:table-cell>
          <table:table-cell office:value-type="float" office:value="0.7810249675906653">
            <text:p>0.7810249675906653</text:p>
          </table:table-cell>
          <table:table-cell office:value-type="float" office:value="0.7810249675906653">
            <text:p>0.7810249675906653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87">
            <text:p>W-3787</text:p>
          </table:table-cell>
          <table:table-cell office:value-type="float" office:value="41.368">
            <text:p>41.368</text:p>
          </table:table-cell>
          <table:table-cell office:value-type="float" office:value="-70.867">
            <text:p>-70.867</text:p>
          </table:table-cell>
          <table:table-cell office:value-type="float" office:value="4470.0">
            <text:p>4470.0</text:p>
          </table:table-cell>
          <table:table-cell office:value-type="float" office:value="500.0">
            <text:p>50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6.7451">
            <text:p>-26.7451</text:p>
          </table:table-cell>
          <table:table-cell office:value-type="float" office:value="0.7450503338701352">
            <text:p>0.7450503338701352</text:p>
          </table:table-cell>
          <table:table-cell office:value-type="float" office:value="0.7450503338701352">
            <text:p>0.7450503338701352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6">
            <text:p>W-3766</text:p>
          </table:table-cell>
          <table:table-cell office:value-type="float" office:value="41.317">
            <text:p>41.317</text:p>
          </table:table-cell>
          <table:table-cell office:value-type="float" office:value="-70.922">
            <text:p>-70.922</text:p>
          </table:table-cell>
          <table:table-cell office:value-type="float" office:value="5150.0">
            <text:p>5150.0</text:p>
          </table:table-cell>
          <table:table-cell office:value-type="float" office:value="200.0">
            <text:p>20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4.3766">
            <text:p>-34.3766</text:p>
          </table:table-cell>
          <table:table-cell office:value-type="float" office:value="0.7765951326141569">
            <text:p>0.7765951326141569</text:p>
          </table:table-cell>
          <table:table-cell office:value-type="float" office:value="0.7765951326141569">
            <text:p>0.7765951326141569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4">
            <text:p>W-3764</text:p>
          </table:table-cell>
          <table:table-cell office:value-type="float" office:value="41.303">
            <text:p>41.303</text:p>
          </table:table-cell>
          <table:table-cell office:value-type="float" office:value="-70.992">
            <text:p>-70.992</text:p>
          </table:table-cell>
          <table:table-cell office:value-type="float" office:value="9470.0">
            <text:p>9470.0</text:p>
          </table:table-cell>
          <table:table-cell office:value-type="float" office:value="500.0">
            <text:p>50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3.07">
            <text:p>-33.07</text:p>
          </table:table-cell>
          <table:table-cell office:value-type="float" office:value="0.768049477572897">
            <text:p>0.768049477572897</text:p>
          </table:table-cell>
          <table:table-cell office:value-type="float" office:value="0.768049477572897">
            <text:p>0.768049477572897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2494">
            <text:p>W-2494</text:p>
          </table:table-cell>
          <table:table-cell office:value-type="float" office:value="41.817">
            <text:p>41.817</text:p>
          </table:table-cell>
          <table:table-cell office:value-type="float" office:value="-70.085">
            <text:p>-70.085</text:p>
          </table:table-cell>
          <table:table-cell office:value-type="float" office:value="4700.0">
            <text:p>470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5237">
            <text:p>-8.5237</text:p>
          </table:table-cell>
          <table:table-cell office:value-type="float" office:value="3.1363035567368156">
            <text:p>3.1363035567368156</text:p>
          </table:table-cell>
          <table:table-cell office:value-type="float" office:value="3.1363035567368156">
            <text:p>3.1363035567368156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86">
            <text:p>W-3786</text:p>
          </table:table-cell>
          <table:table-cell office:value-type="float" office:value="41.408">
            <text:p>41.408</text:p>
          </table:table-cell>
          <table:table-cell office:value-type="float" office:value="-70.739">
            <text:p>-70.739</text:p>
          </table:table-cell>
          <table:table-cell office:value-type="float" office:value="7570.0">
            <text:p>7570.0</text:p>
          </table:table-cell>
          <table:table-cell office:value-type="float" office:value="250.0">
            <text:p>25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7.6486">
            <text:p>-27.6486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763">
            <text:p>W-3763</text:p>
          </table:table-cell>
          <table:table-cell office:value-type="float" office:value="41.302">
            <text:p>41.302</text:p>
          </table:table-cell>
          <table:table-cell office:value-type="float" office:value="-70.992">
            <text:p>-70.992</text:p>
          </table:table-cell>
          <table:table-cell office:value-type="float" office:value="9740.0">
            <text:p>9740.0</text:p>
          </table:table-cell>
          <table:table-cell office:value-type="float" office:value="250.0">
            <text:p>2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3.77">
            <text:p>-33.77</text:p>
          </table:table-cell>
          <table:table-cell office:value-type="float" office:value="0.7722693830523129">
            <text:p>0.7722693830523129</text:p>
          </table:table-cell>
          <table:table-cell office:value-type="float" office:value="0.7722693830523129">
            <text:p>0.7722693830523129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9">
            <text:p>W-1099</text:p>
          </table:table-cell>
          <table:table-cell office:value-type="float" office:value="41.73">
            <text:p>41.73</text:p>
          </table:table-cell>
          <table:table-cell office:value-type="float" office:value="-70.38">
            <text:p>-70.38</text:p>
          </table:table-cell>
          <table:table-cell office:value-type="float" office:value="3170.0">
            <text:p>317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1123">
            <text:p>-3.1123</text:p>
          </table:table-cell>
          <table:table-cell office:value-type="float" office:value="0.2177154105707724">
            <text:p>0.2177154105707724</text:p>
          </table:table-cell>
          <table:table-cell office:value-type="float" office:value="0.2177154105707724">
            <text:p>0.2177154105707724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1967">
            <text:p>I-1967</text:p>
          </table:table-cell>
          <table:table-cell office:value-type="float" office:value="41.84">
            <text:p>41.84</text:p>
          </table:table-cell>
          <table:table-cell office:value-type="float" office:value="-69.97">
            <text:p>-69.97</text:p>
          </table:table-cell>
          <table:table-cell office:value-type="float" office:value="2300.0">
            <text:p>2300.0</text:p>
          </table:table-cell>
          <table:table-cell office:value-type="float" office:value="105.0">
            <text:p>10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3934">
            <text:p>-2.3934</text:p>
          </table:table-cell>
          <table:table-cell office:value-type="float" office:value="0.5665686189686118">
            <text:p>0.5665686189686118</text:p>
          </table:table-cell>
          <table:table-cell office:value-type="float" office:value="0.5665686189686118">
            <text:p>0.5665686189686118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1968">
            <text:p>I-1968</text:p>
          </table:table-cell>
          <table:table-cell office:value-type="float" office:value="41.84">
            <text:p>41.84</text:p>
          </table:table-cell>
          <table:table-cell office:value-type="float" office:value="-69.97">
            <text:p>-69.97</text:p>
          </table:table-cell>
          <table:table-cell office:value-type="float" office:value="3460.0">
            <text:p>3460.0</text:p>
          </table:table-cell>
          <table:table-cell office:value-type="float" office:value="100.0">
            <text:p>1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4626">
            <text:p>-4.4626</text:p>
          </table:table-cell>
          <table:table-cell office:value-type="float" office:value="0.5673623181001713">
            <text:p>0.5673623181001713</text:p>
          </table:table-cell>
          <table:table-cell office:value-type="float" office:value="0.5673623181001713">
            <text:p>0.5673623181001713</text:p>
          </table:table-cell>
          <table:table-cell office:value-type="string" office:value="Redfield1967,EngelhartHorton2012">
            <text:p>Redfield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9944">
            <text:p>I-9944</text:p>
          </table:table-cell>
          <table:table-cell office:value-type="float" office:value="41.443">
            <text:p>41.443</text:p>
          </table:table-cell>
          <table:table-cell office:value-type="float" office:value="-70.722">
            <text:p>-70.722</text:p>
          </table:table-cell>
          <table:table-cell office:value-type="float" office:value="3710.0">
            <text:p>3710.0</text:p>
          </table:table-cell>
          <table:table-cell office:value-type="float" office:value="80.0">
            <text:p>8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5.1141">
            <text:p>-15.1141</text:p>
          </table:table-cell>
          <table:table-cell office:value-type="float" office:value="0.714142842854285">
            <text:p>0.714142842854285</text:p>
          </table:table-cell>
          <table:table-cell office:value-type="float" office:value="0.714142842854285">
            <text:p>0.714142842854285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I-9945">
            <text:p>I-9945</text:p>
          </table:table-cell>
          <table:table-cell office:value-type="float" office:value="41.443">
            <text:p>41.443</text:p>
          </table:table-cell>
          <table:table-cell office:value-type="float" office:value="-70.722">
            <text:p>-70.722</text:p>
          </table:table-cell>
          <table:table-cell office:value-type="float" office:value="3560.0">
            <text:p>3560.0</text:p>
          </table:table-cell>
          <table:table-cell office:value-type="float" office:value="95.0">
            <text:p>95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4.6121">
            <text:p>-14.6121</text:p>
          </table:table-cell>
          <table:table-cell office:value-type="float" office:value="0.712109542135197">
            <text:p>0.712109542135197</text:p>
          </table:table-cell>
          <table:table-cell office:value-type="float" office:value="0.712109542135197">
            <text:p>0.712109542135197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2">
            <text:p>W-1092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3400.0">
            <text:p>340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035">
            <text:p>-6.035</text:p>
          </table:table-cell>
          <table:table-cell office:value-type="float" office:value="1.3403">
            <text:p>1.3403</text:p>
          </table:table-cell>
          <table:table-cell office:value-type="float" office:value="1.3403">
            <text:p>1.340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3">
            <text:p>W-1093</text:p>
          </table:table-cell>
          <table:table-cell office:value-type="float" office:value="41.73">
            <text:p>41.73</text:p>
          </table:table-cell>
          <table:table-cell office:value-type="float" office:value="-70.38">
            <text:p>-70.38</text:p>
          </table:table-cell>
          <table:table-cell office:value-type="float" office:value="4860.0">
            <text:p>4860.0</text:p>
          </table:table-cell>
          <table:table-cell office:value-type="float" office:value="350.0">
            <text:p>350.0</text:p>
          </table:table-cell>
          <table:table-cell office:value-type="string" office:value="Oak wood">
            <text:p>Oak 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8513">
            <text:p>-4.8513</text:p>
          </table:table-cell>
          <table:table-cell office:value-type="float" office:value="0.5387021440462253">
            <text:p>0.5387021440462253</text:p>
          </table:table-cell>
          <table:table-cell office:value-type="float" office:value="0.5387021440462253">
            <text:p>0.538702144046225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4">
            <text:p>W-1094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1040.0">
            <text:p>104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05">
            <text:p>-0.90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8">
            <text:p>W-1098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3060.0">
            <text:p>306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15">
            <text:p>-5.115</text:p>
          </table:table-cell>
          <table:table-cell office:value-type="float" office:value="1.3399">
            <text:p>1.3399</text:p>
          </table:table-cell>
          <table:table-cell office:value-type="float" office:value="1.3399">
            <text:p>1.3399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6">
            <text:p>W-1096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2240.0">
            <text:p>224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25">
            <text:p>-2.8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2013">
            <text:p>W-2013</text:p>
          </table:table-cell>
          <table:table-cell office:value-type="float" office:value="41.3">
            <text:p>41.3</text:p>
          </table:table-cell>
          <table:table-cell office:value-type="float" office:value="-71.0">
            <text:p>-71.0</text:p>
          </table:table-cell>
          <table:table-cell office:value-type="float" office:value="9300.0">
            <text:p>9300.0</text:p>
          </table:table-cell>
          <table:table-cell office:value-type="float" office:value="250.0">
            <text:p>2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37.4224">
            <text:p>-37.4224</text:p>
          </table:table-cell>
          <table:table-cell office:value-type="float" office:value="3.15">
            <text:p>3.15</text:p>
          </table:table-cell>
          <table:table-cell office:value-type="float" office:value="3.15">
            <text:p>3.15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1095">
            <text:p>W-1095</text:p>
          </table:table-cell>
          <table:table-cell office:value-type="float" office:value="41.71">
            <text:p>41.71</text:p>
          </table:table-cell>
          <table:table-cell office:value-type="float" office:value="-70.37">
            <text:p>-70.37</text:p>
          </table:table-cell>
          <table:table-cell office:value-type="float" office:value="1850.0">
            <text:p>1850.0</text:p>
          </table:table-cell>
          <table:table-cell office:value-type="float" office:value="300.0">
            <text:p>3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25">
            <text:p>-1.8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971">
            <text:p>W-971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2800.0">
            <text:p>2800.0</text:p>
          </table:table-cell>
          <table:table-cell office:value-type="float" office:value="250.0">
            <text:p>25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605">
            <text:p>-3.60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22520">
            <text:p>BETA-122520</text:p>
          </table:table-cell>
          <table:table-cell office:value-type="float" office:value="41.55">
            <text:p>41.55</text:p>
          </table:table-cell>
          <table:table-cell office:value-type="float" office:value="-70.467">
            <text:p>-70.467</text:p>
          </table:table-cell>
          <table:table-cell office:value-type="float" office:value="3640.0">
            <text:p>3640.0</text:p>
          </table:table-cell>
          <table:table-cell office:value-type="float" office:value="90.0">
            <text:p>9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6253">
            <text:p>-10.625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386">
            <text:p>W-3386</text:p>
          </table:table-cell>
          <table:table-cell office:value-type="float" office:value="41.45">
            <text:p>41.45</text:p>
          </table:table-cell>
          <table:table-cell office:value-type="float" office:value="-70.937">
            <text:p>-70.937</text:p>
          </table:table-cell>
          <table:table-cell office:value-type="float" office:value="8230.0">
            <text:p>823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0709">
            <text:p>-20.0709</text:p>
          </table:table-cell>
          <table:table-cell office:value-type="float" office:value="0.7291090453423273">
            <text:p>0.7291090453423273</text:p>
          </table:table-cell>
          <table:table-cell office:value-type="float" office:value="0.7291090453423273">
            <text:p>0.7291090453423273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7">
            <text:p>Y-1187</text:p>
          </table:table-cell>
          <table:table-cell office:value-type="float" office:value="41.73">
            <text:p>41.73</text:p>
          </table:table-cell>
          <table:table-cell office:value-type="float" office:value="-70.32">
            <text:p>-70.32</text:p>
          </table:table-cell>
          <table:table-cell office:value-type="float" office:value="710.0">
            <text:p>71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25">
            <text:p>-1.62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8">
            <text:p>Y-1188</text:p>
          </table:table-cell>
          <table:table-cell office:value-type="float" office:value="41.73">
            <text:p>41.73</text:p>
          </table:table-cell>
          <table:table-cell office:value-type="float" office:value="-70.3">
            <text:p>-70.3</text:p>
          </table:table-cell>
          <table:table-cell office:value-type="float" office:value="240.0">
            <text:p>24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5">
            <text:p>-0.55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9">
            <text:p>Y-1189</text:p>
          </table:table-cell>
          <table:table-cell office:value-type="float" office:value="41.73">
            <text:p>41.73</text:p>
          </table:table-cell>
          <table:table-cell office:value-type="float" office:value="-70.3">
            <text:p>-70.3</text:p>
          </table:table-cell>
          <table:table-cell office:value-type="float" office:value="2200.0">
            <text:p>22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825">
            <text:p>-3.82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90">
            <text:p>Y-1190</text:p>
          </table:table-cell>
          <table:table-cell office:value-type="float" office:value="41.73">
            <text:p>41.73</text:p>
          </table:table-cell>
          <table:table-cell office:value-type="float" office:value="-70.32">
            <text:p>-70.32</text:p>
          </table:table-cell>
          <table:table-cell office:value-type="float" office:value="1060.0">
            <text:p>106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25">
            <text:p>-2.02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18549">
            <text:p>OS-18549</text:p>
          </table:table-cell>
          <table:table-cell office:value-type="float" office:value="41.583">
            <text:p>41.583</text:p>
          </table:table-cell>
          <table:table-cell office:value-type="float" office:value="-70.4">
            <text:p>-70.4</text:p>
          </table:table-cell>
          <table:table-cell office:value-type="float" office:value="4280.0">
            <text:p>4280.0</text:p>
          </table:table-cell>
          <table:table-cell office:value-type="float" office:value="35.0">
            <text:p>3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016">
            <text:p>-8.016</text:p>
          </table:table-cell>
          <table:table-cell office:value-type="float" office:value="0.7039886362719218">
            <text:p>0.7039886362719218</text:p>
          </table:table-cell>
          <table:table-cell office:value-type="float" office:value="0.7039886362719218">
            <text:p>0.7039886362719218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OS-18551">
            <text:p>OS-18551</text:p>
          </table:table-cell>
          <table:table-cell office:value-type="float" office:value="41.583">
            <text:p>41.583</text:p>
          </table:table-cell>
          <table:table-cell office:value-type="float" office:value="-70.383">
            <text:p>-70.383</text:p>
          </table:table-cell>
          <table:table-cell office:value-type="float" office:value="4600.0">
            <text:p>4600.0</text:p>
          </table:table-cell>
          <table:table-cell office:value-type="float" office:value="50.0">
            <text:p>5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116">
            <text:p>-8.116</text:p>
          </table:table-cell>
          <table:table-cell office:value-type="float" office:value="0.7039886362719218">
            <text:p>0.7039886362719218</text:p>
          </table:table-cell>
          <table:table-cell office:value-type="float" office:value="0.7039886362719218">
            <text:p>0.7039886362719218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186">
            <text:p>Y-1186</text:p>
          </table:table-cell>
          <table:table-cell office:value-type="float" office:value="41.73">
            <text:p>41.73</text:p>
          </table:table-cell>
          <table:table-cell office:value-type="float" office:value="-70.3">
            <text:p>-70.3</text:p>
          </table:table-cell>
          <table:table-cell office:value-type="float" office:value="1400.0">
            <text:p>140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55">
            <text:p>-2.055</text:p>
          </table:table-cell>
          <table:table-cell office:value-type="float" office:value="1.1242">
            <text:p>1.1242</text:p>
          </table:table-cell>
          <table:table-cell office:value-type="float" office:value="1.1242">
            <text:p>1.1242</text:p>
          </table:table-cell>
          <table:table-cell office:value-type="string" office:value="StuiverEtal1963,EngelhartHorton2012">
            <text:p>StuiverEtal196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BETA-122519">
            <text:p>BETA-122519</text:p>
          </table:table-cell>
          <table:table-cell office:value-type="float" office:value="41.55">
            <text:p>41.55</text:p>
          </table:table-cell>
          <table:table-cell office:value-type="float" office:value="-70.467">
            <text:p>-70.467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10.4253">
            <text:p>-10.425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utierrezEtal2003,EngelhartHorton2012">
            <text:p>GutierrezEtal2003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973">
            <text:p>W-973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3660.0">
            <text:p>3660.0</text:p>
          </table:table-cell>
          <table:table-cell office:value-type="float" office:value="250.0">
            <text:p>25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475">
            <text:p>-6.475</text:p>
          </table:table-cell>
          <table:table-cell office:value-type="float" office:value="1.3408">
            <text:p>1.3408</text:p>
          </table:table-cell>
          <table:table-cell office:value-type="float" office:value="1.3408">
            <text:p>1.3408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3394">
            <text:p>W-3394</text:p>
          </table:table-cell>
          <table:table-cell office:value-type="float" office:value="41.482">
            <text:p>41.482</text:p>
          </table:table-cell>
          <table:table-cell office:value-type="float" office:value="-70.86">
            <text:p>-70.86</text:p>
          </table:table-cell>
          <table:table-cell office:value-type="float" office:value="7600.0">
            <text:p>7600.0</text:p>
          </table:table-cell>
          <table:table-cell office:value-type="float" office:value="250.0">
            <text:p>25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6.2814">
            <text:p>-16.2814</text:p>
          </table:table-cell>
          <table:table-cell office:value-type="float" office:value="0.7186097689288672">
            <text:p>0.7186097689288672</text:p>
          </table:table-cell>
          <table:table-cell office:value-type="float" office:value="0.7186097689288672">
            <text:p>0.7186097689288672</text:p>
          </table:table-cell>
          <table:table-cell office:value-type="string" office:value="OldaleOhara1980,EngelhartHorton2012">
            <text:p>OldaleOhara1980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77">
            <text:p>W-677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400.0">
            <text:p>400.0</text:p>
          </table:table-cell>
          <table:table-cell office:value-type="float" office:value="100.0">
            <text:p>1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25">
            <text:p>-0.0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75">
            <text:p>W-675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770.0">
            <text:p>770.0</text:p>
          </table:table-cell>
          <table:table-cell office:value-type="float" office:value="100.0">
            <text:p>1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25">
            <text:p>-0.325</text:p>
          </table:table-cell>
          <table:table-cell office:value-type="float" office:value="1.3396">
            <text:p>1.3396</text:p>
          </table:table-cell>
          <table:table-cell office:value-type="float" office:value="1.3396">
            <text:p>1.3396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39">
            <text:p>W-639</text:p>
          </table:table-cell>
          <table:table-cell office:value-type="float" office:value="41.7">
            <text:p>41.7</text:p>
          </table:table-cell>
          <table:table-cell office:value-type="float" office:value="-70.317">
            <text:p>-70.317</text:p>
          </table:table-cell>
          <table:table-cell office:value-type="float" office:value="500.0">
            <text:p>500.0</text:p>
          </table:table-cell>
          <table:table-cell office:value-type="float" office:value="150.0">
            <text:p>15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4598">
            <text:p>1.4598</text:p>
          </table:table-cell>
          <table:table-cell office:value-type="float" office:value="0.529834879939024">
            <text:p>0.529834879939024</text:p>
          </table:table-cell>
          <table:table-cell office:value-type="float" office:value="0.529834879939024">
            <text:p>0.529834879939024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37">
            <text:p>W-637</text:p>
          </table:table-cell>
          <table:table-cell office:value-type="float" office:value="41.7">
            <text:p>41.7</text:p>
          </table:table-cell>
          <table:table-cell office:value-type="float" office:value="-70.317">
            <text:p>-70.317</text:p>
          </table:table-cell>
          <table:table-cell office:value-type="float" office:value="190.0">
            <text:p>190.0</text:p>
          </table:table-cell>
          <table:table-cell office:value-type="float" office:value="150.0">
            <text:p>15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15">
            <text:p>-0.115</text:p>
          </table:table-cell>
          <table:table-cell office:value-type="float" office:value="1.3373">
            <text:p>1.3373</text:p>
          </table:table-cell>
          <table:table-cell office:value-type="float" office:value="1.3373">
            <text:p>1.337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86">
            <text:p>W-586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5500.0">
            <text:p>5500.0</text:p>
          </table:table-cell>
          <table:table-cell office:value-type="float" office:value="300.0">
            <text:p>30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372">
            <text:p>-3.7372</text:p>
          </table:table-cell>
          <table:table-cell office:value-type="float" office:value="0.5328226721902889">
            <text:p>0.5328226721902889</text:p>
          </table:table-cell>
          <table:table-cell office:value-type="float" office:value="0.5328226721902889">
            <text:p>0.5328226721902889</text:p>
          </table:table-cell>
          <table:table-cell office:value-type="string" office:value="EmeryEtal1967,EngelhartHorton2012">
            <text:p>EmeryEtal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84">
            <text:p>W-584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2040.0">
            <text:p>2040.0</text:p>
          </table:table-cell>
          <table:table-cell office:value-type="float" office:value="240.0">
            <text:p>24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98">
            <text:p>-1.098</text:p>
          </table:table-cell>
          <table:table-cell office:value-type="float" office:value="0.5319774431308155">
            <text:p>0.5319774431308155</text:p>
          </table:table-cell>
          <table:table-cell office:value-type="float" office:value="0.5319774431308155">
            <text:p>0.5319774431308155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82">
            <text:p>W-582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1640.0">
            <text:p>1640.0</text:p>
          </table:table-cell>
          <table:table-cell office:value-type="float" office:value="240.0">
            <text:p>24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25">
            <text:p>-1.725</text:p>
          </table:table-cell>
          <table:table-cell office:value-type="float" office:value="0.5555">
            <text:p>0.5555</text:p>
          </table:table-cell>
          <table:table-cell office:value-type="float" office:value="0.5555">
            <text:p>0.5555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570">
            <text:p>W-570</text:p>
          </table:table-cell>
          <table:table-cell office:value-type="float" office:value="41.633">
            <text:p>41.633</text:p>
          </table:table-cell>
          <table:table-cell office:value-type="float" office:value="-70.333">
            <text:p>-70.333</text:p>
          </table:table-cell>
          <table:table-cell office:value-type="float" office:value="2130.0">
            <text:p>2130.0</text:p>
          </table:table-cell>
          <table:table-cell office:value-type="float" office:value="200.0">
            <text:p>200.0</text:p>
          </table:table-cell>
          <table:table-cell office:value-type="string" office:value="chaemocypris log">
            <text:p>chaemocypris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017">
            <text:p>-2.0017</text:p>
          </table:table-cell>
          <table:table-cell office:value-type="float" office:value="0.2582634314028992">
            <text:p>0.2582634314028992</text:p>
          </table:table-cell>
          <table:table-cell office:value-type="float" office:value="0.2582634314028992">
            <text:p>0.2582634314028992</text:p>
          </table:table-cell>
          <table:table-cell office:value-type="string" office:value="RedfieldRubin1962,EngelhartHorton2012">
            <text:p>RedfieldRubin1962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Y-1663">
            <text:p>Y-1663</text:p>
          </table:table-cell>
          <table:table-cell office:value-type="float" office:value="41.55">
            <text:p>41.55</text:p>
          </table:table-cell>
          <table:table-cell office:value-type="float" office:value="-70.633">
            <text:p>-70.633</text:p>
          </table:table-cell>
          <table:table-cell office:value-type="float" office:value="3420.0">
            <text:p>3420.0</text:p>
          </table:table-cell>
          <table:table-cell office:value-type="float" office:value="120.0">
            <text:p>12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744">
            <text:p>-4.744</text:p>
          </table:table-cell>
          <table:table-cell office:value-type="float" office:value="0.5260228131934964">
            <text:p>0.5260228131934964</text:p>
          </table:table-cell>
          <table:table-cell office:value-type="float" office:value="0.5260228131934964">
            <text:p>0.5260228131934964</text:p>
          </table:table-cell>
          <table:table-cell office:value-type="string" office:value="EmeryEtal1967,EngelhartHorton2012">
            <text:p>EmeryEtal1967,EngelhartHorton2012</text:p>
          </table:table-cell>
        </table:table-row>
        <table:table-row>
          <table:table-cell office:value-type="string" office:value="Southern_Massachusetts">
            <text:p>Southern_Massachusetts</text:p>
          </table:table-cell>
          <table:table-cell office:value-type="string" office:value="radiocarbon">
            <text:p>radiocarbon</text:p>
          </table:table-cell>
          <table:table-cell office:value-type="string" office:value="W-678">
            <text:p>W-678</text:p>
          </table:table-cell>
          <table:table-cell office:value-type="float" office:value="41.7">
            <text:p>41.7</text:p>
          </table:table-cell>
          <table:table-cell office:value-type="float" office:value="-70.36">
            <text:p>-70.36</text:p>
          </table:table-cell>
          <table:table-cell office:value-type="float" office:value="1880.0">
            <text:p>1880.0</text:p>
          </table:table-cell>
          <table:table-cell office:value-type="float" office:value="100.0">
            <text:p>100.0</text:p>
          </table:table-cell>
          <table:table-cell office:value-type="string" office:value="Spartina peat">
            <text:p>Spartina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735">
            <text:p>-4.735</text:p>
          </table:table-cell>
          <table:table-cell office:value-type="float" office:value="1.3403">
            <text:p>1.3403</text:p>
          </table:table-cell>
          <table:table-cell office:value-type="float" office:value="1.3403">
            <text:p>1.3403</text:p>
          </table:table-cell>
          <table:table-cell office:value-type="string" office:value="RedfieldRubin1962,EngelhartHorton2012">
            <text:p>RedfieldRubin1962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